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eedy1</text:p>
          </table:table-cell>
          <table:table-cell office:value-type="string" calcext:value-type="string">
            <text:p>Greedy2</text:p>
          </table:table-cell>
          <table:table-cell office:value-type="string" calcext:value-type="string">
            <text:p>MCF</text:p>
          </table:table-cell>
          <table:table-cell/>
          <table:table-cell office:value-type="string" calcext:value-type="string">
            <text:p>Greedy1</text:p>
          </table:table-cell>
          <table:table-cell office:value-type="string" calcext:value-type="string">
            <text:p>Greedy2 </text:p>
          </table:table-cell>
          <table:table-cell office:value-type="string" calcext:value-type="string">
            <text:p>MCF </text:p>
          </table:table-cell>
        </table:table-row>
        <table:table-row table:style-name="ro1">
          <table:table-cell office:value-type="float" office:value="0.993562337707112" calcext:value-type="float">
            <text:p>0.993562337707112</text:p>
          </table:table-cell>
          <table:table-cell table:number-columns-repeated="2" office:value-type="float" office:value="0.998595410856131" calcext:value-type="float">
            <text:p>0.998595410856131</text:p>
          </table:table-cell>
          <table:table-cell office:value-type="string" calcext:value-type="string">
            <text:p>1 VNF</text:p>
          </table:table-cell>
          <table:table-cell table:number-columns-repeated="3"/>
        </table:table-row>
        <table:table-row table:style-name="ro1">
          <table:table-cell office:value-type="float" office:value="0.995024617438222" calcext:value-type="float">
            <text:p>0.995024617438222</text:p>
          </table:table-cell>
          <table:table-cell office:value-type="float" office:value="0.998886630454444" calcext:value-type="float">
            <text:p>0.998886630454444</text:p>
          </table:table-cell>
          <table:table-cell office:value-type="float" office:value="0.998873268378218" calcext:value-type="float">
            <text:p>0.998873268378218</text:p>
          </table:table-cell>
          <table:table-cell office:value-type="string" calcext:value-type="string">
            <text:p>AVG</text:p>
          </table:table-cell>
          <table:table-cell table:formula="of:=AVERAGE([.A3:.A12])" office:value-type="float" office:value="0.994403867943529" calcext:value-type="float">
            <text:p>0.994403867943529</text:p>
          </table:table-cell>
          <table:table-cell table:formula="of:= AVERAGE([.B3:.B12])" office:value-type="float" office:value="0.998777963251217" calcext:value-type="float">
            <text:p>0.998777963251217</text:p>
          </table:table-cell>
          <table:table-cell table:formula="of:=AVERAGE([.C3:.C12])" office:value-type="float" office:value="0.998730628734277" calcext:value-type="float">
            <text:p>0.998730628734277</text:p>
          </table:table-cell>
        </table:table-row>
        <table:table-row table:style-name="ro1">
          <table:table-cell office:value-type="float" office:value="0.992216518475737" calcext:value-type="float">
            <text:p>0.992216518475737</text:p>
          </table:table-cell>
          <table:table-cell office:value-type="float" office:value="0.998368138889014" calcext:value-type="float">
            <text:p>0.998368138889014</text:p>
          </table:table-cell>
          <table:table-cell office:value-type="float" office:value="0.998185798642414" calcext:value-type="float">
            <text:p>0.998185798642414</text:p>
          </table:table-cell>
          <table:table-cell office:value-type="string" calcext:value-type="string">
            <text:p>STDEV</text:p>
          </table:table-cell>
          <table:table-cell table:formula="of:=STDEV([.A2:.A11])" office:value-type="float" office:value="0.00253883125169247" calcext:value-type="float">
            <text:p>0.002538831251692</text:p>
          </table:table-cell>
          <table:table-cell table:formula="of:=STDEV([.B2:.B11])" office:value-type="float" office:value="0.000547239695704692" calcext:value-type="float">
            <text:p>0.000547239695705</text:p>
          </table:table-cell>
          <table:table-cell table:formula="of:=STDEV([.C2:.C11])" office:value-type="float" office:value="0.000548561304328202" calcext:value-type="float">
            <text:p>0.000548561304328</text:p>
          </table:table-cell>
        </table:table-row>
        <table:table-row table:style-name="ro1">
          <table:table-cell office:value-type="float" office:value="0.998054930307338" calcext:value-type="float">
            <text:p>0.998054930307338</text:p>
          </table:table-cell>
          <table:table-cell office:value-type="float" office:value="0.999589052345023" calcext:value-type="float">
            <text:p>0.999589052345023</text:p>
          </table:table-cell>
          <table:table-cell office:value-type="float" office:value="0.999542634039404" calcext:value-type="float">
            <text:p>0.999542634039404</text:p>
          </table:table-cell>
          <table:table-cell office:value-type="string" calcext:value-type="string">
            <text:p>CONF</text:p>
          </table:table-cell>
          <table:table-cell table:formula="of:=CONFIDENCE(0.05;[.E4];10)" office:value-type="float" office:value="0.00157355499765856" calcext:value-type="float">
            <text:p>0.001573554997659</text:p>
          </table:table-cell>
          <table:table-cell table:formula="of:=CONFIDENCE(0.05;[.F4];10)" office:value-type="float" office:value="0.000339176444877628" calcext:value-type="float">
            <text:p>0.000339176444878</text:p>
          </table:table-cell>
          <table:table-cell table:formula="of:=CONFIDENCE(0.05;[.G4];10)" office:value-type="float" office:value="0.00033999557133713" calcext:value-type="float">
            <text:p>0.000339995571337</text:p>
          </table:table-cell>
        </table:table-row>
        <table:table-row table:style-name="ro1">
          <table:table-cell office:value-type="float" office:value="0.99764591901446" calcext:value-type="float">
            <text:p>0.99764591901446</text:p>
          </table:table-cell>
          <table:table-cell office:value-type="float" office:value="0.999501452821642" calcext:value-type="float">
            <text:p>0.999501452821642</text:p>
          </table:table-cell>
          <table:table-cell office:value-type="float" office:value="0.999347892406415" calcext:value-type="float">
            <text:p>0.999347892406415</text:p>
          </table:table-cell>
          <table:table-cell table:number-columns-repeated="4"/>
        </table:table-row>
        <table:table-row table:style-name="ro1">
          <table:table-cell office:value-type="float" office:value="0.998399325159045" calcext:value-type="float">
            <text:p>0.998399325159045</text:p>
          </table:table-cell>
          <table:table-cell table:number-columns-repeated="2" office:value-type="float" office:value="0.999657139370037" calcext:value-type="float">
            <text:p>0.999657139370037</text:p>
          </table:table-cell>
          <table:table-cell table:number-columns-repeated="4"/>
        </table:table-row>
        <table:table-row table:style-name="ro1">
          <table:table-cell office:value-type="float" office:value="0.993220130992991" calcext:value-type="float">
            <text:p>0.993220130992991</text:p>
          </table:table-cell>
          <table:table-cell office:value-type="float" office:value="0.998443808389011" calcext:value-type="float">
            <text:p>0.998443808389011</text:p>
          </table:table-cell>
          <table:table-cell office:value-type="float" office:value="0.9984047001219" calcext:value-type="float">
            <text:p>0.9984047001219</text:p>
          </table:table-cell>
          <table:table-cell table:number-columns-repeated="4"/>
        </table:table-row>
        <table:table-row table:style-name="ro1">
          <table:table-cell office:value-type="float" office:value="0.9918558480237" calcext:value-type="float">
            <text:p>0.9918558480237</text:p>
          </table:table-cell>
          <table:table-cell table:number-columns-repeated="2" office:value-type="float" office:value="0.998317564212921" calcext:value-type="float">
            <text:p>0.998317564212921</text:p>
          </table:table-cell>
          <table:table-cell table:number-columns-repeated="4"/>
        </table:table-row>
        <table:table-row table:style-name="ro1">
          <table:table-cell office:value-type="float" office:value="0.992528673148202" calcext:value-type="float">
            <text:p>0.992528673148202</text:p>
          </table:table-cell>
          <table:table-cell office:value-type="float" office:value="0.998358379602006" calcext:value-type="float">
            <text:p>0.998358379602006</text:p>
          </table:table-cell>
          <table:table-cell office:value-type="float" office:value="0.998316724389941" calcext:value-type="float">
            <text:p>0.998316724389941</text:p>
          </table:table-cell>
          <table:table-cell table:number-columns-repeated="4"/>
        </table:table-row>
        <table:table-row table:style-name="ro1">
          <table:table-cell office:value-type="float" office:value="0.996151270591816" calcext:value-type="float">
            <text:p>0.996151270591816</text:p>
          </table:table-cell>
          <table:table-cell office:value-type="float" office:value="0.999165130602398" calcext:value-type="float">
            <text:p>0.999165130602398</text:p>
          </table:table-cell>
          <table:table-cell office:value-type="float" office:value="0.9990933499698" calcext:value-type="float">
            <text:p>0.9990933499698</text:p>
          </table:table-cell>
          <table:table-cell table:number-columns-repeated="4"/>
        </table:table-row>
        <table:table-row table:style-name="ro1">
          <table:table-cell office:value-type="float" office:value="0.988941446283781" calcext:value-type="float">
            <text:p>0.988941446283781</text:p>
          </table:table-cell>
          <table:table-cell office:value-type="float" office:value="0.997492335825672" calcext:value-type="float">
            <text:p>0.997492335825672</text:p>
          </table:table-cell>
          <table:table-cell office:value-type="float" office:value="0.997567215811718" calcext:value-type="float">
            <text:p>0.997567215811718</text:p>
          </table:table-cell>
          <table:table-cell office:value-type="string" calcext:value-type="string">
            <text:p>3 VNF</text:p>
          </table:table-cell>
          <table:table-cell table:number-columns-repeated="3"/>
        </table:table-row>
        <table:table-row table:style-name="ro1">
          <table:table-cell office:value-type="float" office:value="0.983356178031742" calcext:value-type="float">
            <text:p>0.983356178031742</text:p>
          </table:table-cell>
          <table:table-cell office:value-type="float" office:value="0.996324509693716" calcext:value-type="float">
            <text:p>0.996324509693716</text:p>
          </table:table-cell>
          <table:table-cell office:value-type="float" office:value="0.996289260689021" calcext:value-type="float">
            <text:p>0.996289260689021</text:p>
          </table:table-cell>
          <table:table-cell office:value-type="string" calcext:value-type="string">
            <text:p>AVG</text:p>
          </table:table-cell>
          <table:table-cell table:style-name="ce1" table:formula="of:= AVERAGE([.B13:.B22])" office:value-type="float" office:value="0.99645839189811" calcext:value-type="float">
            <text:p>0.99645839189811</text:p>
          </table:table-cell>
          <table:table-cell table:style-name="ce1" table:formula="of:=AVERAGE([.B13:.B22])" office:value-type="float" office:value="0.99645839189811" calcext:value-type="float">
            <text:p>0.99645839189811</text:p>
          </table:table-cell>
          <table:table-cell table:style-name="ce1" table:formula="of:=AVERAGE([.C13:.C22])" office:value-type="float" office:value="0.996440959870943" calcext:value-type="float">
            <text:p>0.996440959870943</text:p>
          </table:table-cell>
        </table:table-row>
        <table:table-row table:style-name="ro1">
          <table:table-cell office:value-type="float" office:value="0.986248512996519" calcext:value-type="float">
            <text:p>0.986248512996519</text:p>
          </table:table-cell>
          <table:table-cell office:value-type="float" office:value="0.996846614992481" calcext:value-type="float">
            <text:p>0.996846614992481</text:p>
          </table:table-cell>
          <table:table-cell office:value-type="float" office:value="0.996888423176819" calcext:value-type="float">
            <text:p>0.996888423176819</text:p>
          </table:table-cell>
          <table:table-cell office:value-type="string" calcext:value-type="string">
            <text:p>STDEV</text:p>
          </table:table-cell>
          <table:table-cell table:formula="of:=STDEV([.A12:.A21])" office:value-type="float" office:value="0.00288218328326794" calcext:value-type="float">
            <text:p>0.002882183283268</text:p>
          </table:table-cell>
          <table:table-cell table:formula="of:=STDEV([.B12:.B21])" office:value-type="float" office:value="0.00069611265774069" calcext:value-type="float">
            <text:p>0.000696112657741</text:p>
          </table:table-cell>
          <table:table-cell table:formula="of:=STDEV([.C12:.C21])" office:value-type="float" office:value="0.000711562634551183" calcext:value-type="float">
            <text:p>0.000711562634551</text:p>
          </table:table-cell>
        </table:table-row>
        <table:table-row table:style-name="ro1">
          <table:table-cell office:value-type="float" office:value="0.979708214865776" calcext:value-type="float">
            <text:p>0.979708214865776</text:p>
          </table:table-cell>
          <table:table-cell office:value-type="float" office:value="0.995298608787556" calcext:value-type="float">
            <text:p>0.995298608787556</text:p>
          </table:table-cell>
          <table:table-cell office:value-type="float" office:value="0.995314844615445" calcext:value-type="float">
            <text:p>0.995314844615445</text:p>
          </table:table-cell>
          <table:table-cell office:value-type="string" calcext:value-type="string">
            <text:p>CONF</text:p>
          </table:table-cell>
          <table:table-cell table:formula="of:=CONFIDENCE(0.05;[.E14];10)" office:value-type="float" office:value="0.00178636288116072" calcext:value-type="float">
            <text:p>0.001786362881161</text:p>
          </table:table-cell>
          <table:table-cell table:formula="of:=CONFIDENCE(0.05;[.F14];10)" office:value-type="float" office:value="0.000431447167192005" calcext:value-type="float">
            <text:p>0.000431447167192</text:p>
          </table:table-cell>
          <table:table-cell table:formula="of:=CONFIDENCE(0.05;[.G14];10)" office:value-type="float" office:value="0.000441022986068369" calcext:value-type="float">
            <text:p>0.000441022986068</text:p>
          </table:table-cell>
        </table:table-row>
        <table:table-row table:style-name="ro1">
          <table:table-cell office:value-type="float" office:value="0.986370443514735" calcext:value-type="float">
            <text:p>0.986370443514735</text:p>
          </table:table-cell>
          <table:table-cell office:value-type="float" office:value="0.996878427558874" calcext:value-type="float">
            <text:p>0.996878427558874</text:p>
          </table:table-cell>
          <table:table-cell office:value-type="float" office:value="0.99698058779394" calcext:value-type="float">
            <text:p>0.99698058779394</text:p>
          </table:table-cell>
          <table:table-cell table:number-columns-repeated="4"/>
        </table:table-row>
        <table:table-row table:style-name="ro1">
          <table:table-cell office:value-type="float" office:value="0.987208961123157" calcext:value-type="float">
            <text:p>0.987208961123157</text:p>
          </table:table-cell>
          <table:table-cell office:value-type="float" office:value="0.997235216233938" calcext:value-type="float">
            <text:p>0.997235216233938</text:p>
          </table:table-cell>
          <table:table-cell office:value-type="float" office:value="0.997221555498913" calcext:value-type="float">
            <text:p>0.997221555498913</text:p>
          </table:table-cell>
          <table:table-cell table:number-columns-repeated="4"/>
        </table:table-row>
        <table:table-row table:style-name="ro1">
          <table:table-cell office:value-type="float" office:value="0.985759719366535" calcext:value-type="float">
            <text:p>0.985759719366535</text:p>
          </table:table-cell>
          <table:table-cell table:number-columns-repeated="2" office:value-type="float" office:value="0.99691544751693" calcext:value-type="float">
            <text:p>0.99691544751693</text:p>
          </table:table-cell>
          <table:table-cell table:number-columns-repeated="4"/>
        </table:table-row>
        <table:table-row table:style-name="ro1">
          <table:table-cell office:value-type="float" office:value="0.987783264113025" calcext:value-type="float">
            <text:p>0.987783264113025</text:p>
          </table:table-cell>
          <table:table-cell office:value-type="float" office:value="0.997278467894946" calcext:value-type="float">
            <text:p>0.997278467894946</text:p>
          </table:table-cell>
          <table:table-cell office:value-type="float" office:value="0.99717878017108" calcext:value-type="float">
            <text:p>0.99717878017108</text:p>
          </table:table-cell>
          <table:table-cell table:number-columns-repeated="4"/>
        </table:table-row>
        <table:table-row table:style-name="ro1">
          <table:table-cell office:value-type="float" office:value="0.981653780732044" calcext:value-type="float">
            <text:p>0.981653780732044</text:p>
          </table:table-cell>
          <table:table-cell office:value-type="float" office:value="0.995799700485916" calcext:value-type="float">
            <text:p>0.995799700485916</text:p>
          </table:table-cell>
          <table:table-cell office:value-type="float" office:value="0.995709332716979" calcext:value-type="float">
            <text:p>0.995709332716979</text:p>
          </table:table-cell>
          <table:table-cell table:number-columns-repeated="4"/>
        </table:table-row>
        <table:table-row table:style-name="ro1">
          <table:table-cell office:value-type="float" office:value="0.984098437835076" calcext:value-type="float">
            <text:p>0.984098437835076</text:p>
          </table:table-cell>
          <table:table-cell office:value-type="float" office:value="0.996336056204853" calcext:value-type="float">
            <text:p>0.996336056204853</text:p>
          </table:table-cell>
          <table:table-cell office:value-type="float" office:value="0.996375317748833" calcext:value-type="float">
            <text:p>0.996375317748833</text:p>
          </table:table-cell>
          <table:table-cell table:number-columns-repeated="4"/>
        </table:table-row>
        <table:table-row table:style-name="ro1">
          <table:table-cell office:value-type="float" office:value="0.981805617529366" calcext:value-type="float">
            <text:p>0.981805617529366</text:p>
          </table:table-cell>
          <table:table-cell office:value-type="float" office:value="0.995670869611887" calcext:value-type="float">
            <text:p>0.995670869611887</text:p>
          </table:table-cell>
          <table:table-cell office:value-type="float" office:value="0.99553604878147" calcext:value-type="float">
            <text:p>0.99553604878147</text:p>
          </table:table-cell>
          <table:table-cell office:value-type="string" calcext:value-type="string">
            <text:p>5 VNF</text:p>
          </table:table-cell>
          <table:table-cell table:number-columns-repeated="3"/>
        </table:table-row>
        <table:table-row table:style-name="ro1">
          <table:table-cell office:value-type="float" office:value="0.981698555834924" calcext:value-type="float">
            <text:p>0.981698555834924</text:p>
          </table:table-cell>
          <table:table-cell office:value-type="float" office:value="0.995698019814463" calcext:value-type="float">
            <text:p>0.995698019814463</text:p>
          </table:table-cell>
          <table:table-cell office:value-type="float" office:value="0.995779005762093" calcext:value-type="float">
            <text:p>0.995779005762093</text:p>
          </table:table-cell>
          <table:table-cell office:value-type="string" calcext:value-type="string">
            <text:p>AVG</text:p>
          </table:table-cell>
          <table:table-cell table:formula="of:=AVERAGE([.A23:.A32])" office:value-type="float" office:value="0.977476549436666" calcext:value-type="float">
            <text:p>0.977476549436666</text:p>
          </table:table-cell>
          <table:table-cell table:formula="of:=AVERAGE([.B23:.B32])" office:value-type="float" office:value="0.994312219315707" calcext:value-type="float">
            <text:p>0.994312219315707</text:p>
          </table:table-cell>
          <table:table-cell table:formula="of:=AVERAGE([.C23:.C32])" office:value-type="float" office:value="0.99448062854155" calcext:value-type="float">
            <text:p>0.99448062854155</text:p>
          </table:table-cell>
        </table:table-row>
        <table:table-row table:style-name="ro1">
          <table:table-cell office:value-type="float" office:value="0.982127393793552" calcext:value-type="float">
            <text:p>0.982127393793552</text:p>
          </table:table-cell>
          <table:table-cell office:value-type="float" office:value="0.995825734460564" calcext:value-type="float">
            <text:p>0.995825734460564</text:p>
          </table:table-cell>
          <table:table-cell office:value-type="float" office:value="0.995871423175804" calcext:value-type="float">
            <text:p>0.995871423175804</text:p>
          </table:table-cell>
          <table:table-cell office:value-type="string" calcext:value-type="string">
            <text:p>STDEV</text:p>
          </table:table-cell>
          <table:table-cell table:formula="of:=STDEV([.A22:.A31])" office:value-type="float" office:value="0.006206170883714" calcext:value-type="float">
            <text:p>0.006206170883714</text:p>
          </table:table-cell>
          <table:table-cell table:formula="of:=STDEV([.B22:.B31])" office:value-type="float" office:value="0.00148455531915476" calcext:value-type="float">
            <text:p>0.001484555319155</text:p>
          </table:table-cell>
          <table:table-cell table:formula="of:=STDEV([.C22:.C31])" office:value-type="float" office:value="0.00143792477622598" calcext:value-type="float">
            <text:p>0.001437924776226</text:p>
          </table:table-cell>
        </table:table-row>
        <table:table-row table:style-name="ro1">
          <table:table-cell office:value-type="float" office:value="0.978866291574484" calcext:value-type="float">
            <text:p>0.978866291574484</text:p>
          </table:table-cell>
          <table:table-cell office:value-type="float" office:value="0.995338827722897" calcext:value-type="float">
            <text:p>0.995338827722897</text:p>
          </table:table-cell>
          <table:table-cell office:value-type="float" office:value="0.995128590228777" calcext:value-type="float">
            <text:p>0.995128590228777</text:p>
          </table:table-cell>
          <table:table-cell office:value-type="string" calcext:value-type="string">
            <text:p>CONF</text:p>
          </table:table-cell>
          <table:table-cell table:formula="of:=CONFIDENCE(0.05;[.E24];10)" office:value-type="float" office:value="0.00384655388335915" calcext:value-type="float">
            <text:p>0.003846553883359</text:p>
          </table:table-cell>
          <table:table-cell table:formula="of:=CONFIDENCE(0.05;[.F24];10)" office:value-type="float" office:value="0.000920120011993431" calcext:value-type="float">
            <text:p>0.000920120011993</text:p>
          </table:table-cell>
          <table:table-cell table:formula="of:=CONFIDENCE(0.05;[.G24];10)" office:value-type="float" office:value="0.000891218633132509" calcext:value-type="float">
            <text:p>0.000891218633133</text:p>
          </table:table-cell>
        </table:table-row>
        <table:table-row table:style-name="ro1">
          <table:table-cell office:value-type="float" office:value="0.984684082771408" calcext:value-type="float">
            <text:p>0.984684082771408</text:p>
          </table:table-cell>
          <table:table-cell office:value-type="float" office:value="0.996273142652124" calcext:value-type="float">
            <text:p>0.996273142652124</text:p>
          </table:table-cell>
          <table:table-cell office:value-type="float" office:value="0.996201993394849" calcext:value-type="float">
            <text:p>0.996201993394849</text:p>
          </table:table-cell>
          <table:table-cell table:number-columns-repeated="4"/>
        </table:table-row>
        <table:table-row table:style-name="ro1">
          <table:table-cell office:value-type="float" office:value="0.966685622788802" calcext:value-type="float">
            <text:p>0.966685622788802</text:p>
          </table:table-cell>
          <table:table-cell office:value-type="float" office:value="0.992224540514672" calcext:value-type="float">
            <text:p>0.992224540514672</text:p>
          </table:table-cell>
          <table:table-cell office:value-type="float" office:value="0.992248722720282" calcext:value-type="float">
            <text:p>0.992248722720282</text:p>
          </table:table-cell>
          <table:table-cell table:number-columns-repeated="4"/>
        </table:table-row>
        <table:table-row table:style-name="ro1">
          <table:table-cell office:value-type="float" office:value="0.969411745906888" calcext:value-type="float">
            <text:p>0.969411745906888</text:p>
          </table:table-cell>
          <table:table-cell office:value-type="float" office:value="0.992373213209319" calcext:value-type="float">
            <text:p>0.992373213209319</text:p>
          </table:table-cell>
          <table:table-cell office:value-type="float" office:value="0.992554663420118" calcext:value-type="float">
            <text:p>0.992554663420118</text:p>
          </table:table-cell>
          <table:table-cell table:number-columns-repeated="4"/>
        </table:table-row>
        <table:table-row table:style-name="ro1">
          <table:table-cell office:value-type="float" office:value="0.978391974811062" calcext:value-type="float">
            <text:p>0.978391974811062</text:p>
          </table:table-cell>
          <table:table-cell office:value-type="float" office:value="0.994546226733241" calcext:value-type="float">
            <text:p>0.994546226733241</text:p>
          </table:table-cell>
          <table:table-cell office:value-type="float" office:value="0.994978036811854" calcext:value-type="float">
            <text:p>0.994978036811854</text:p>
          </table:table-cell>
          <table:table-cell table:number-columns-repeated="4"/>
        </table:table-row>
        <table:table-row table:style-name="ro1">
          <table:table-cell office:value-type="float" office:value="0.977915640796497" calcext:value-type="float">
            <text:p>0.977915640796497</text:p>
          </table:table-cell>
          <table:table-cell office:value-type="float" office:value="0.994240068923769" calcext:value-type="float">
            <text:p>0.994240068923769</text:p>
          </table:table-cell>
          <table:table-cell office:value-type="float" office:value="0.99441005947471" calcext:value-type="float">
            <text:p>0.99441005947471</text:p>
          </table:table-cell>
          <table:table-cell table:number-columns-repeated="4"/>
        </table:table-row>
        <table:table-row table:style-name="ro1">
          <table:table-cell office:value-type="float" office:value="0.985707892502259" calcext:value-type="float">
            <text:p>0.985707892502259</text:p>
          </table:table-cell>
          <table:table-cell office:value-type="float" office:value="0.996167587213359" calcext:value-type="float">
            <text:p>0.996167587213359</text:p>
          </table:table-cell>
          <table:table-cell office:value-type="float" office:value="0.996301549262378" calcext:value-type="float">
            <text:p>0.996301549262378</text:p>
          </table:table-cell>
          <table:table-cell table:number-columns-repeated="4"/>
        </table:table-row>
        <table:table-row table:style-name="ro1">
          <table:table-cell office:value-type="float" office:value="0.969276293586784" calcext:value-type="float">
            <text:p>0.969276293586784</text:p>
          </table:table-cell>
          <table:table-cell office:value-type="float" office:value="0.990434831912662" calcext:value-type="float">
            <text:p>0.990434831912662</text:p>
          </table:table-cell>
          <table:table-cell office:value-type="float" office:value="0.991332241164636" calcext:value-type="float">
            <text:p>0.991332241164636</text:p>
          </table:table-cell>
          <table:table-cell office:value-type="string" calcext:value-type="string">
            <text:p>7 VNF</text:p>
          </table:table-cell>
          <table:table-cell table:number-columns-repeated="3"/>
        </table:table-row>
        <table:table-row table:style-name="ro1">
          <table:table-cell office:value-type="float" office:value="0.963129894683836" calcext:value-type="float">
            <text:p>0.963129894683836</text:p>
          </table:table-cell>
          <table:table-cell office:value-type="float" office:value="0.989399884154911" calcext:value-type="float">
            <text:p>0.989399884154911</text:p>
          </table:table-cell>
          <table:table-cell office:value-type="float" office:value="0.989845230329399" calcext:value-type="float">
            <text:p>0.989845230329399</text:p>
          </table:table-cell>
          <table:table-cell office:value-type="string" calcext:value-type="string">
            <text:p>AVG</text:p>
          </table:table-cell>
          <table:table-cell table:formula="of:=AVERAGE([.A33:.A42])" office:value-type="float" office:value="0.965895636359566" calcext:value-type="float">
            <text:p>0.965895636359566</text:p>
          </table:table-cell>
          <table:table-cell table:formula="of:=AVERAGE([.B33:.B42])" office:value-type="float" office:value="0.990457134143647" calcext:value-type="float">
            <text:p>0.990457134143647</text:p>
          </table:table-cell>
          <table:table-cell table:formula="of:=AVERAGE([.C33:.C42])" office:value-type="float" office:value="0.99101792466303" calcext:value-type="float">
            <text:p>0.99101792466303</text:p>
          </table:table-cell>
        </table:table-row>
        <table:table-row table:style-name="ro1">
          <table:table-cell office:value-type="float" office:value="0.97650838641458" calcext:value-type="float">
            <text:p>0.97650838641458</text:p>
          </table:table-cell>
          <table:table-cell office:value-type="float" office:value="0.992090534352028" calcext:value-type="float">
            <text:p>0.992090534352028</text:p>
          </table:table-cell>
          <table:table-cell office:value-type="float" office:value="0.993077840777372" calcext:value-type="float">
            <text:p>0.993077840777372</text:p>
          </table:table-cell>
          <table:table-cell office:value-type="string" calcext:value-type="string">
            <text:p>STDEV</text:p>
          </table:table-cell>
          <table:table-cell table:formula="of:=STDEV([.A32:.A41])" office:value-type="float" office:value="0.00513566686585654" calcext:value-type="float">
            <text:p>0.005135666865857</text:p>
          </table:table-cell>
          <table:table-cell table:formula="of:=STDEV([.B32:.B41])" office:value-type="float" office:value="0.00132443339493973" calcext:value-type="float">
            <text:p>0.00132443339494</text:p>
          </table:table-cell>
          <table:table-cell table:formula="of:=STDEV([.C32:.C41])" office:value-type="float" office:value="0.00130781660247956" calcext:value-type="float">
            <text:p>0.00130781660248</text:p>
          </table:table-cell>
        </table:table-row>
        <table:table-row table:style-name="ro1">
          <table:table-cell office:value-type="float" office:value="0.970724621793547" calcext:value-type="float">
            <text:p>0.970724621793547</text:p>
          </table:table-cell>
          <table:table-cell office:value-type="float" office:value="0.991669521062714" calcext:value-type="float">
            <text:p>0.991669521062714</text:p>
          </table:table-cell>
          <table:table-cell office:value-type="float" office:value="0.99249647665374" calcext:value-type="float">
            <text:p>0.99249647665374</text:p>
          </table:table-cell>
          <table:table-cell office:value-type="string" calcext:value-type="string">
            <text:p>CONF</text:p>
          </table:table-cell>
          <table:table-cell table:formula="of:=CONFIDENCE(0.05;[.E34];10)" office:value-type="float" office:value="0.00318306081102902" calcext:value-type="float">
            <text:p>0.003183060811029</text:p>
          </table:table-cell>
          <table:table-cell table:formula="of:=CONFIDENCE(0.05;[.F34];10)" office:value-type="float" office:value="0.000820877238801912" calcext:value-type="float">
            <text:p>0.000820877238802</text:p>
          </table:table-cell>
          <table:table-cell table:formula="of:=CONFIDENCE(0.05;[.G34];10)" office:value-type="float" office:value="0.000810578233382259" calcext:value-type="float">
            <text:p>0.000810578233382</text:p>
          </table:table-cell>
        </table:table-row>
        <table:table-row table:style-name="ro1">
          <table:table-cell office:value-type="float" office:value="0.966472769782246" calcext:value-type="float">
            <text:p>0.966472769782246</text:p>
          </table:table-cell>
          <table:table-cell office:value-type="float" office:value="0.991138134986064" calcext:value-type="float">
            <text:p>0.991138134986064</text:p>
          </table:table-cell>
          <table:table-cell office:value-type="float" office:value="0.991326538556032" calcext:value-type="float">
            <text:p>0.991326538556032</text:p>
          </table:table-cell>
          <table:table-cell table:number-columns-repeated="4"/>
        </table:table-row>
        <table:table-row table:style-name="ro1">
          <table:table-cell office:value-type="float" office:value="0.970321978794379" calcext:value-type="float">
            <text:p>0.970321978794379</text:p>
          </table:table-cell>
          <table:table-cell office:value-type="float" office:value="0.992857847982295" calcext:value-type="float">
            <text:p>0.992857847982295</text:p>
          </table:table-cell>
          <table:table-cell office:value-type="float" office:value="0.993138046842113" calcext:value-type="float">
            <text:p>0.993138046842113</text:p>
          </table:table-cell>
          <table:table-cell table:number-columns-repeated="4"/>
        </table:table-row>
        <table:table-row table:style-name="ro1">
          <table:table-cell office:value-type="float" office:value="0.963216976952166" calcext:value-type="float">
            <text:p>0.963216976952166</text:p>
          </table:table-cell>
          <table:table-cell office:value-type="float" office:value="0.990110476320833" calcext:value-type="float">
            <text:p>0.990110476320833</text:p>
          </table:table-cell>
          <table:table-cell office:value-type="float" office:value="0.990293265093136" calcext:value-type="float">
            <text:p>0.990293265093136</text:p>
          </table:table-cell>
          <table:table-cell table:number-columns-repeated="4"/>
        </table:table-row>
        <table:table-row table:style-name="ro1">
          <table:table-cell office:value-type="float" office:value="0.968951744480896" calcext:value-type="float">
            <text:p>0.968951744480896</text:p>
          </table:table-cell>
          <table:table-cell office:value-type="float" office:value="0.991899173167689" calcext:value-type="float">
            <text:p>0.991899173167689</text:p>
          </table:table-cell>
          <table:table-cell office:value-type="float" office:value="0.992103251841285" calcext:value-type="float">
            <text:p>0.992103251841285</text:p>
          </table:table-cell>
          <table:table-cell table:number-columns-repeated="4"/>
        </table:table-row>
        <table:table-row table:style-name="ro1">
          <table:table-cell office:value-type="float" office:value="0.962234144347816" calcext:value-type="float">
            <text:p>0.962234144347816</text:p>
          </table:table-cell>
          <table:table-cell office:value-type="float" office:value="0.98876164416454" calcext:value-type="float">
            <text:p>0.98876164416454</text:p>
          </table:table-cell>
          <table:table-cell office:value-type="float" office:value="0.989705170132786" calcext:value-type="float">
            <text:p>0.989705170132786</text:p>
          </table:table-cell>
          <table:table-cell table:number-columns-repeated="4"/>
        </table:table-row>
        <table:table-row table:style-name="ro1">
          <table:table-cell office:value-type="float" office:value="0.959203403501654" calcext:value-type="float">
            <text:p>0.959203403501654</text:p>
          </table:table-cell>
          <table:table-cell office:value-type="float" office:value="0.989758009035207" calcext:value-type="float">
            <text:p>0.989758009035207</text:p>
          </table:table-cell>
          <table:table-cell office:value-type="float" office:value="0.990235526264532" calcext:value-type="float">
            <text:p>0.990235526264532</text:p>
          </table:table-cell>
          <table:table-cell table:number-columns-repeated="4"/>
        </table:table-row>
        <table:table-row table:style-name="ro1">
          <table:table-cell office:value-type="float" office:value="0.958192442844544" calcext:value-type="float">
            <text:p>0.958192442844544</text:p>
          </table:table-cell>
          <table:table-cell office:value-type="float" office:value="0.986886116210193" calcext:value-type="float">
            <text:p>0.986886116210193</text:p>
          </table:table-cell>
          <table:table-cell office:value-type="float" office:value="0.987957900139906" calcext:value-type="float">
            <text:p>0.987957900139906</text:p>
          </table:table-cell>
          <table:table-cell office:value-type="string" calcext:value-type="string">
            <text:p>9 VNF</text:p>
          </table:table-cell>
          <table:table-cell table:number-columns-repeated="3"/>
        </table:table-row>
        <table:table-row table:style-name="ro1">
          <table:table-cell office:value-type="float" office:value="0.955185795207396" calcext:value-type="float">
            <text:p>0.955185795207396</text:p>
          </table:table-cell>
          <table:table-cell office:value-type="float" office:value="0.985875306176186" calcext:value-type="float">
            <text:p>0.985875306176186</text:p>
          </table:table-cell>
          <table:table-cell office:value-type="float" office:value="0.986750692000066" calcext:value-type="float">
            <text:p>0.986750692000066</text:p>
          </table:table-cell>
          <table:table-cell office:value-type="string" calcext:value-type="string">
            <text:p>AVG</text:p>
          </table:table-cell>
          <table:table-cell table:formula="of:=AVERAGE([.A43:.A52])" office:value-type="float" office:value="0.956805394207391" calcext:value-type="float">
            <text:p>0.956805394207391</text:p>
          </table:table-cell>
          <table:table-cell table:formula="of:=AVERAGE([.B43:.B52])" office:value-type="float" office:value="0.987819796113101" calcext:value-type="float">
            <text:p>0.987819796113101</text:p>
          </table:table-cell>
          <table:table-cell table:formula="of:=AVERAGE([.C43:.C52])" office:value-type="float" office:value="0.988610540320045" calcext:value-type="float">
            <text:p>0.988610540320045</text:p>
          </table:table-cell>
        </table:table-row>
        <table:table-row table:style-name="ro1">
          <table:table-cell office:value-type="float" office:value="0.953295962342954" calcext:value-type="float">
            <text:p>0.953295962342954</text:p>
          </table:table-cell>
          <table:table-cell office:value-type="float" office:value="0.987172123808204" calcext:value-type="float">
            <text:p>0.987172123808204</text:p>
          </table:table-cell>
          <table:table-cell office:value-type="float" office:value="0.988093094554727" calcext:value-type="float">
            <text:p>0.988093094554727</text:p>
          </table:table-cell>
          <table:table-cell office:value-type="string" calcext:value-type="string">
            <text:p>STDEV</text:p>
          </table:table-cell>
          <table:table-cell table:formula="of:=STDEV([.A42:.A51])" office:value-type="float" office:value="0.00621409774355726" calcext:value-type="float">
            <text:p>0.006214097743557</text:p>
          </table:table-cell>
          <table:table-cell table:formula="of:=STDEV([.B42:.B51])" office:value-type="float" office:value="0.00204085894895937" calcext:value-type="float">
            <text:p>0.002040858948959</text:p>
          </table:table-cell>
          <table:table-cell table:formula="of:=STDEV([.C42:.C51])" office:value-type="float" office:value="0.00181040936926818" calcext:value-type="float">
            <text:p>0.001810409369268</text:p>
          </table:table-cell>
        </table:table-row>
        <table:table-row table:style-name="ro1">
          <table:table-cell office:value-type="float" office:value="0.955981375547136" calcext:value-type="float">
            <text:p>0.955981375547136</text:p>
          </table:table-cell>
          <table:table-cell office:value-type="float" office:value="0.987534740495942" calcext:value-type="float">
            <text:p>0.987534740495942</text:p>
          </table:table-cell>
          <table:table-cell office:value-type="float" office:value="0.988251689515286" calcext:value-type="float">
            <text:p>0.988251689515286</text:p>
          </table:table-cell>
          <table:table-cell office:value-type="string" calcext:value-type="string">
            <text:p>CONF</text:p>
          </table:table-cell>
          <table:table-cell table:formula="of:=CONFIDENCE(0.05;[.E44];10)" office:value-type="float" office:value="0.00385146691171177" calcext:value-type="float">
            <text:p>0.003851466911712</text:p>
          </table:table-cell>
          <table:table-cell table:formula="of:=CONFIDENCE(0.05;[.F44];10)" office:value-type="float" office:value="0.00126491423819933" calcext:value-type="float">
            <text:p>0.001264914238199</text:p>
          </table:table-cell>
          <table:table-cell table:formula="of:=CONFIDENCE(0.05;[.G44];10)" office:value-type="float" office:value="0.00112208273351005" calcext:value-type="float">
            <text:p>0.00112208273351</text:p>
          </table:table-cell>
        </table:table-row>
        <table:table-row table:style-name="ro1">
          <table:table-cell office:value-type="float" office:value="0.954534661227889" calcext:value-type="float">
            <text:p>0.954534661227889</text:p>
          </table:table-cell>
          <table:table-cell office:value-type="float" office:value="0.987591491005526" calcext:value-type="float">
            <text:p>0.987591491005526</text:p>
          </table:table-cell>
          <table:table-cell office:value-type="float" office:value="0.98845885306189" calcext:value-type="float">
            <text:p>0.98845885306189</text:p>
          </table:table-cell>
          <table:table-cell table:number-columns-repeated="4"/>
        </table:table-row>
        <table:table-row table:style-name="ro1">
          <table:table-cell office:value-type="float" office:value="0.97229199657897" calcext:value-type="float">
            <text:p>0.97229199657897</text:p>
          </table:table-cell>
          <table:table-cell office:value-type="float" office:value="0.992612190780276" calcext:value-type="float">
            <text:p>0.992612190780276</text:p>
          </table:table-cell>
          <table:table-cell office:value-type="float" office:value="0.992960634770762" calcext:value-type="float">
            <text:p>0.992960634770762</text:p>
          </table:table-cell>
          <table:table-cell table:number-columns-repeated="4"/>
        </table:table-row>
        <table:table-row table:style-name="ro1">
          <table:table-cell office:value-type="float" office:value="0.954495010192637" calcext:value-type="float">
            <text:p>0.954495010192637</text:p>
          </table:table-cell>
          <table:table-cell office:value-type="float" office:value="0.986605092422046" calcext:value-type="float">
            <text:p>0.986605092422046</text:p>
          </table:table-cell>
          <table:table-cell office:value-type="float" office:value="0.987337407309516" calcext:value-type="float">
            <text:p>0.987337407309516</text:p>
          </table:table-cell>
          <table:table-cell table:number-columns-repeated="4"/>
        </table:table-row>
        <table:table-row table:style-name="ro1">
          <table:table-cell office:value-type="float" office:value="0.953721829960086" calcext:value-type="float">
            <text:p>0.953721829960086</text:p>
          </table:table-cell>
          <table:table-cell office:value-type="float" office:value="0.986583142540118" calcext:value-type="float">
            <text:p>0.986583142540118</text:p>
          </table:table-cell>
          <table:table-cell office:value-type="float" office:value="0.987656248220992" calcext:value-type="float">
            <text:p>0.987656248220992</text:p>
          </table:table-cell>
          <table:table-cell table:number-columns-repeated="4"/>
        </table:table-row>
        <table:table-row table:style-name="ro1">
          <table:table-cell office:value-type="float" office:value="0.950014265690264" calcext:value-type="float">
            <text:p>0.950014265690264</text:p>
          </table:table-cell>
          <table:table-cell office:value-type="float" office:value="0.98645512996849" calcext:value-type="float">
            <text:p>0.98645512996849</text:p>
          </table:table-cell>
          <table:table-cell office:value-type="float" office:value="0.987672378600683" calcext:value-type="float">
            <text:p>0.987672378600683</text:p>
          </table:table-cell>
          <table:table-cell table:number-columns-repeated="4"/>
        </table:table-row>
        <table:table-row table:style-name="ro1">
          <table:table-cell office:value-type="float" office:value="0.961727651119188" calcext:value-type="float">
            <text:p>0.961727651119188</text:p>
          </table:table-cell>
          <table:table-cell office:value-type="float" office:value="0.989948947821124" calcext:value-type="float">
            <text:p>0.989948947821124</text:p>
          </table:table-cell>
          <table:table-cell office:value-type="float" office:value="0.990313864846482" calcext:value-type="float">
            <text:p>0.99031386484648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7T19:29:47.351520138</dc:date>
    <meta:editing-duration>PT7M26S</meta:editing-duration>
    <meta:editing-cycles>1</meta:editing-cycles>
    <meta:document-statistic meta:table-count="1" meta:cell-count="221" meta:object-count="0"/>
    <meta:generator>LibreOffice/6.4.7.2$Linux_X86_64 LibreOffice_project/40$Build-2</meta:generator>
  </office:meta>
</office:document-meta>
</file>